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2025-03-12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168" calcext:value-type="float">
            <text:p>-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2023-03-24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69592" calcext:value-type="float">
            <text:p>-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2022-03-22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02536" calcext:value-type="float">
            <text:p>-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2021-03-09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9644" calcext:value-type="float">
            <text:p>-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2020-03-26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812" calcext:value-type="float">
            <text:p>-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2019-03-29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2692" calcext:value-type="float">
            <text:p>-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2018-03-19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595848" calcext:value-type="float">
            <text:p>-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2017-03-21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9644" calcext:value-type="float">
            <text:p>-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2016-03-04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812" calcext:value-type="float">
            <text:p>-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2015-03-23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168" calcext:value-type="float">
            <text:p>-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2014-03-17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5072" calcext:value-type="float">
            <text:p>-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2012-03-2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5928" calcext:value-type="float">
            <text:p>-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2011-03-2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5928" calcext:value-type="float">
            <text:p>-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2010-03-22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288" calcext:value-type="float">
            <text:p>-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200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352" calcext:value-type="float">
            <text:p>-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200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8976" calcext:value-type="float">
            <text:p>-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2008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288" calcext:value-type="float">
            <text:p>-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2006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288" calcext:value-type="float">
            <text:p>-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2005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288" calcext:value-type="float">
            <text:p>-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2004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6784" calcext:value-type="float">
            <text:p>-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2003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0688" calcext:value-type="float">
            <text:p>-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200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0688" calcext:value-type="float">
            <text:p>-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200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3736" calcext:value-type="float">
            <text:p>-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2000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3736" calcext:value-type="float">
            <text:p>-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9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6784" calcext:value-type="float">
            <text:p>-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98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0688" calcext:value-type="float">
            <text:p>-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9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526" calcext:value-type="float">
            <text:p>-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96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42872" calcext:value-type="float">
            <text:p>-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95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507712" calcext:value-type="float">
            <text:p>-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94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452848" calcext:value-type="float">
            <text:p>-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93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507712" calcext:value-type="float">
            <text:p>-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92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507712" calcext:value-type="float">
            <text:p>-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92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507712" calcext:value-type="float">
            <text:p>-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91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507712" calcext:value-type="float">
            <text:p>-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91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3736" calcext:value-type="float">
            <text:p>-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90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507712" calcext:value-type="float">
            <text:p>-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90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898112" calcext:value-type="float">
            <text:p>-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89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507712" calcext:value-type="float">
            <text:p>-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8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803624" calcext:value-type="float">
            <text:p>-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88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09344" calcext:value-type="float">
            <text:p>-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88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803624" calcext:value-type="float">
            <text:p>-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87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09344" calcext:value-type="float">
            <text:p>-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87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803624" calcext:value-type="float">
            <text:p>-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86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507712" calcext:value-type="float">
            <text:p>-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86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803624" calcext:value-type="float">
            <text:p>-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85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803624" calcext:value-type="float">
            <text:p>-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85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803624" calcext:value-type="float">
            <text:p>-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84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803624" calcext:value-type="float">
            <text:p>-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83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803624" calcext:value-type="float">
            <text:p>-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83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8496" calcext:value-type="float">
            <text:p>-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83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8496" calcext:value-type="float">
            <text:p>-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83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1544" calcext:value-type="float">
            <text:p>-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83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4592" calcext:value-type="float">
            <text:p>-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83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4592" calcext:value-type="float">
            <text:p>-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83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1544" calcext:value-type="float">
            <text:p>-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83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1544" calcext:value-type="float">
            <text:p>-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82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1544" calcext:value-type="float">
            <text:p>-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82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1544" calcext:value-type="float">
            <text:p>-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8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06296" calcext:value-type="float">
            <text:p>-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82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1544" calcext:value-type="float">
            <text:p>-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82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803624" calcext:value-type="float">
            <text:p>-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82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4592" calcext:value-type="float">
            <text:p>-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82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4592" calcext:value-type="float">
            <text:p>-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82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0688" calcext:value-type="float">
            <text:p>-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82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6784" calcext:value-type="float">
            <text:p>-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82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3736" calcext:value-type="float">
            <text:p>-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82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803624" calcext:value-type="float">
            <text:p>-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81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09344" calcext:value-type="float">
            <text:p>-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81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395448" calcext:value-type="float">
            <text:p>-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80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96872" calcext:value-type="float">
            <text:p>-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8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507712" calcext:value-type="float">
            <text:p>-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79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099536" calcext:value-type="float">
            <text:p>-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79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49552" calcext:value-type="float">
            <text:p>-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78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099536" calcext:value-type="float">
            <text:p>-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78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507712" calcext:value-type="float">
            <text:p>-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77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395448" calcext:value-type="float">
            <text:p>-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77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507712" calcext:value-type="float">
            <text:p>-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76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9136" calcext:value-type="float">
            <text:p>-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76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803624" calcext:value-type="float">
            <text:p>-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75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79448" calcext:value-type="float">
            <text:p>-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75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22704" calcext:value-type="float">
            <text:p>-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74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28928" calcext:value-type="float">
            <text:p>-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74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09344" calcext:value-type="float">
            <text:p>-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7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58824" calcext:value-type="float">
            <text:p>-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7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3924" calcext:value-type="float">
            <text:p>-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70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07464" calcext:value-type="float">
            <text:p>-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70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92808" calcext:value-type="float">
            <text:p>-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69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79448" calcext:value-type="float">
            <text:p>-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69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92224" calcext:value-type="float">
            <text:p>-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68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94688" calcext:value-type="float">
            <text:p>-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68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0688" calcext:value-type="float">
            <text:p>-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68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49552" calcext:value-type="float">
            <text:p>-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67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01368" calcext:value-type="float">
            <text:p>-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66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50136" calcext:value-type="float">
            <text:p>-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6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526" calcext:value-type="float">
            <text:p>-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716109325501</text:p>
          </table:table-cell>
          <table:table-cell office:value-type="string" calcext:value-type="string">
            <text:p>(D-40-22)30bbb- 1</text:p>
          </table:table-cell>
          <table:table-cell office:value-type="string" calcext:value-type="string">
            <text:p>1965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68" calcext:value-type="float">
            <text:p>-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18" meta:object-count="0"/>
    <meta:user-defined meta:name="AppVersion">3.0</meta:user-defined>
  </office:meta>
</office:document-meta>
</file>